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>
      <style:text-properties style:font-name="TimesNewRomanPSMT" fo:font-size="12pt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113462207" text:style-name="L1">
        <text:list-item>
          <text:p text:style-name="P10">OpenLCB Common Information Technical Note</text:p>
        </text:list-item>
      </text:list>
      <text:h text:style-name="Heading_20_1" text:outline-level="1" text:is-list-header="true"/>
      <text:p text:style-name="Standard"/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11">UTF BOM: Various UniCode forms</text:p>
      <text:p text:style-name="P11">0x01 – tag for compressed. <text:s/>One format defined for total start string of 0x0101. (If you want to use another format, decompress on board)</text:p>
      <text:p text:style-name="P11">(can't use 0x00 as lead, since that's the end-of-string indication)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<text:soft-page-break/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5-20T19:10:28.99">5/20/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5-20T19:10:28.99">May 20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5-20T19:10:28.99">5/20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71</meta:editing-cycles>
    <meta:editing-duration>PT12H11M12S</meta:editing-duration>
    <meta:generator>OpenOffice.org/3.3$Unix OpenOffice.org_project/330m20$Build-9567</meta:generator>
    <dc:date>2012-05-20T19:10:29</dc:date>
    <dc:creator>Bob Jacobsen</dc:creator>
    <meta:document-statistic meta:table-count="1" meta:image-count="1" meta:object-count="0" meta:page-count="2" meta:paragraph-count="25" meta:word-count="184" meta:character-count="1193"/>
    <meta:user-defined meta:name="Info 1"/>
    <meta:user-defined meta:name="Info 2"/>
    <meta:user-defined meta:name="Info 3"/>
    <meta:user-defined meta:name="Info 4"/>
  </office:meta>
</office:document-meta>
</file>